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DTIScanning,Recon,andAnalysisusingFSL-Instructions-Scanning"/>Scanning</text:h>
      <text:p text:style-name="Text_20_body">This is the setup for the 78um 30 Direction DTI scan:</text:p>
      <text:list xml:id="list5560984682245459323" text:style-name="L1">
        <text:list-item>
          <text:p text:style-name="P2">For the DTI scanning we do not use the corner coils as the SNR is not high enough in those coils.</text:p>
        </text:list-item>
        <text:list-item>
          <text:p text:style-name="P2">Make sure the ethernet cord is plugged in for channels 10-16.</text:p>
        </text:list-item>
        <text:list-item>
          <text:p text:style-name="P2">Log into Jacob's account.</text:p>
          <text:list>
            <text:list-item>
              <text:p text:style-name="P2">Username - jacob</text:p>
            </text:list-item>
            <text:list-item>
              <text:p text:style-name="P2">Password - jacob</text:p>
            </text:list-item>
          </text:list>
        </text:list-item>
        <text:list-item>
          <text:p text:style-name="P2">Run spulsmice as you would normally, set up for 16 channel mode.</text:p>
        </text:list-item>
        <text:list-item>
          <text:p text:style-name="P2">Find the sequence titled "fse3dmice_lsn_diff_30Dir_78um" and double click on it.</text:p>
        </text:list-item>
        <text:list-item>
          <text:p text:style-name="P2">Go to the scan tab.</text:p>
        </text:list-item>
        <text:list-item>
          <text:p text:style-name="P2">Currently in my sequence it will load up with an "ERROR See Text Output for More Detail" - For some reason it is appending an extra 16 to the variable RFCOIL and rfcoil. They are incorrectly listed as solenoid_1616 and need to be changed</text:p>
          <text:list>
            <text:list-item>
              <text:p text:style-name="P2">rfcoil="solenoid_16"</text:p>
            </text:list-item>
            <text:list-item>
              <text:p text:style-name="P2">RFCOIL="solenoid_16"</text:p>
            </text:list-item>
          </text:list>
        </text:list-item>
        <text:list-item>
          <text:p text:style-name="P2">Go to grof in the dropdown menu and proceed like normal.</text:p>
        </text:list-item>
        <text:list-item>
          <text:p text:style-name="P2">Go to phase in the dropdown menu and proceed like normal.</text:p>
        </text:list-item>
        <text:list-item>
          <text:p text:style-name="P2">Go to gain in the dropdown menu and proceed like normal. Gain for the diffusion sequences needs to be set to ~20 as the initial TE is longer than the 40um sequence.</text:p>
        </text:list-item>
        <text:list-item>
          <text:p text:style-name="P2">Go to scan.</text:p>
          <text:list>
            <text:list-item>
              <text:p text:style-name="P2">Change nfmod=6</text:p>
            </text:list-item>
            <text:list-item>
              <text:p text:style-name="P2">Run the macro "diff_jacon35inv_new" - This populates the array variables for the diffusion directions.</text:p>
            </text:list-item>
            <text:list-item>
              <text:p text:style-name="P2">check dro? Should be an array of 35 variables</text:p>
            </text:list-item>
            <text:list-item>
              <text:p text:style-name="P2">Run "mmgo('check')"</text:p>
            </text:list-item>
            <text:list-item>
              <text:p text:style-name="P2">Check nf? Should be 60</text:p>
            </text:list-item>
            <text:list-item>
              <text:p text:style-name="P2">Check ni? Should be 17</text:p>
            </text:list-item>
            <text:list-item>
              <text:p text:style-name="P2">Check nfid? should be 25</text:p>
            </text:list-item>
            <text:list-item>
              <text:p text:style-name="P2">Run the macro "time" Should be 57 sec.</text:p>
            </text:list-item>
            <text:list-item>
              <text:p text:style-name="P2">Run mmgo - there might be a slight delay prior to it starting while it is populating the arrays</text:p>
            </text:list-item>
            <text:list-item>
              <text:p text:style-name="P1">Data will be saved to /hpf/largeprojects/MICe/jacob/fid/ - please copy it over to your own directory and let me know so I can delete it after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" style:font-family-asian="'Droid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6T09:40:32.759974455</meta:creation-date>
    <dc:date>2016-09-16T09:42:23.020101540</dc:date>
    <meta:editing-duration>P0D</meta:editing-duration>
    <meta:editing-cycles>1</meta:editing-cycles>
    <meta:document-statistic meta:table-count="0" meta:image-count="0" meta:object-count="0" meta:page-count="1" meta:paragraph-count="27" meta:word-count="303" meta:character-count="1580" meta:non-whitespace-character-count="1329"/>
    <meta:generator>LibreOffice/4.2.8.2$Linux_X86_64 LibreOffice_project/420m0$Build-2</meta:generator>
  </office:meta>
</office:document-meta>
</file>